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733000003A5BA4368E4BBEB5DFC.png" manifest:media-type="image/png"/>
  <manifest:file-entry manifest:full-path="Pictures/10000001000007370000031453F3F86C8979CD37.png" manifest:media-type="image/png"/>
  <manifest:file-entry manifest:full-path="Pictures/100000010000073700000368E5673D0AC23785E5.png" manifest:media-type="image/png"/>
  <manifest:file-entry manifest:full-path="Pictures/10000001000007340000036B9CC906A3788675AD.png" manifest:media-type="image/png"/>
  <manifest:file-entry manifest:full-path="Pictures/1000000100000734000003424D4D33DC97E63D01.png" manifest:media-type="image/png"/>
  <manifest:file-entry manifest:full-path="Pictures/1000000100000731000003041476A5EA8E5B6783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finito-title">
      <style:graphic-properties fo:min-height="2.629cm"/>
      <style:paragraph-properties style:writing-mode="lr-tb"/>
    </style:style>
    <style:style style:name="pr2" style:family="presentation" style:parent-style-name="Predefinito-subtitle">
      <style:graphic-properties draw:fill-color="#ffffff" fo:min-height="3.799cm"/>
      <style:paragraph-properties style:writing-mode="lr-tb"/>
    </style:style>
    <style:style style:name="pr3" style:family="presentation" style:parent-style-name="Predefinito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justify"/>
    </style:style>
    <style:style style:name="P2" style:family="paragraph">
      <loext:graphic-properties draw:fill-color="#ffffff"/>
      <style:paragraph-properties fo:text-align="justify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frame presentation:style-name="pr1" draw:layer="layout" svg:width="25.199cm" svg:height="2.629cm" svg:x="1.4cm" svg:y="0.628cm" presentation:class="title">
          <draw:text-box>
            <text:p>Sito ispirato allo Store Ferrari</text:p>
          </draw:text-box>
        </draw:frame>
        <draw:frame presentation:style-name="pr2" draw:text-style-name="P2" draw:layer="layout" svg:width="25.199cm" svg:height="3.799cm" svg:x="1.4cm" svg:y="2.943cm" presentation:class="subtitle" presentation:user-transformed="true">
          <draw:text-box>
            <text:p text:style-name="P1">Url ( <text:a xlink:href="https://store.ferrari.com/it-it/" xlink:type="simple">https://store.ferrari.com/it-it/</text:a><text:s/>)</text:p>
            <text:p text:style-name="P1"/>
            <text:p text:style-name="P1">Colombo Pietro matricola 100035753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>
        <draw:frame draw:style-name="gr2" draw:text-style-name="P4" draw:layer="layout" svg:width="15.146cm" svg:height="8cm" svg:x="6cm" svg:y="0cm">
          <draw:image xlink:href="Pictures/1000000100000733000003A5BA4368E4BBEB5DFC.png" xlink:type="simple" xlink:show="embed" xlink:actuate="onLoad" draw:mime-type="image/png">
            <text:p/>
          </draw:image>
        </draw:frame>
        <draw:frame draw:style-name="gr2" draw:text-style-name="P4" draw:layer="layout" svg:width="15.087cm" svg:height="7.75cm" svg:x="6cm" svg:y="8cm">
          <draw:image xlink:href="Pictures/100000010000073700000368E5673D0AC23785E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>
        <draw:frame draw:style-name="gr2" draw:text-style-name="P4" draw:layer="layout" svg:width="17.587cm" svg:height="8.345cm" svg:x="5cm" svg:y="0cm">
          <draw:image xlink:href="Pictures/10000001000007340000036B9CC906A3788675AD.png" xlink:type="simple" xlink:show="embed" xlink:actuate="onLoad" draw:mime-type="image/png">
            <text:p/>
          </draw:image>
        </draw:frame>
        <draw:frame draw:style-name="gr2" draw:text-style-name="P4" draw:layer="layout" svg:width="15.824cm" svg:height="6.75cm" svg:x="6cm" svg:y="8.5cm">
          <draw:image xlink:href="Pictures/10000001000007370000031453F3F86C8979CD3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1">
        <draw:frame draw:style-name="gr2" draw:text-style-name="P4" draw:layer="layout" svg:width="17.69cm" svg:height="8cm" svg:x="5cm" svg:y="0cm">
          <draw:image xlink:href="Pictures/1000000100000734000003424D4D33DC97E63D01.png" xlink:type="simple" xlink:show="embed" xlink:actuate="onLoad" draw:mime-type="image/png">
            <text:p/>
          </draw:image>
        </draw:frame>
        <draw:frame draw:style-name="gr2" draw:text-style-name="P4" draw:layer="layout" svg:width="16.087cm" svg:height="6.745cm" svg:x="6cm" svg:y="8.5cm">
          <draw:image xlink:href="Pictures/1000000100000731000003041476A5EA8E5B678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8:04:27.736000000</meta:creation-date>
    <dc:date>2024-03-24T18:12:40.855000000</dc:date>
    <meta:editing-duration>PT8M14S</meta:editing-duration>
    <meta:editing-cycles>1</meta:editing-cycles>
    <meta:generator>LibreOffice/7.5.3.2$Windows_X86_64 LibreOffice_project/9f56dff12ba03b9acd7730a5a481eea045e468f3</meta:generator>
    <meta:document-statistic meta:object-count="37"/>
  </office:meta>
</office:document-meta>
</file>